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d4c5" officeooo:paragraph-rsid="000ed4c5"/>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0e4298"/>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0ed4c5"/>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0fea19"/>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7174c" officeooo:paragraph-rsid="0017174c"/>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fo:letter-spacing="normal"/>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break-before="page"/>
      <style:text-properties fo:font-variant="normal" fo:text-transform="none" fo:color="#2d3e50" style:font-name="Source Sans Pro" fo:font-size="10.5pt" fo:letter-spacing="normal" fo:font-style="normal" fo:font-weight="normal" officeooo:paragraph-rsid="000ed4c5"/>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break-before="page"/>
      <style:text-properties fo:font-variant="normal" fo:text-transform="none" fo:color="#2d3e50" style:font-name="Source Sans Pro" fo:font-size="10.5pt" fo:letter-spacing="normal" fo:font-style="normal" fo:font-weight="normal" officeooo:paragraph-rsid="00105f34"/>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break-before="page"/>
      <style:text-properties fo:font-variant="normal" fo:text-transform="none" fo:color="#2d3e50" style:font-name="Source Sans Pro" fo:font-size="10.5pt" fo:letter-spacing="normal" fo:font-style="normal" fo:font-weight="normal" officeooo:paragraph-rsid="00106a77"/>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0ed4c5" officeooo:paragraph-rsid="000ed4c5"/>
    </style:style>
    <style:style style:name="P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0ed4c5"/>
    </style:style>
    <style:style style:name="T1" style:family="text">
      <style:text-properties style:font-name="Source Sans Pro" fo:font-size="10.5pt" fo:font-style="normal" fo:font-weight="normal"/>
    </style:style>
    <style:style style:name="T2" style:family="text">
      <style:text-properties officeooo:rsid="000e4298"/>
    </style:style>
    <style:style style:name="T3" style:family="text">
      <style:text-properties officeooo:rsid="000ed4c5"/>
    </style:style>
    <style:style style:name="T4" style:family="text">
      <style:text-properties officeooo:rsid="001274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 </text:span>Create Java classes having suitable attributes for Library management system.Use OOPs concepts in your design.Also try to use interfaces and abstract classes. </text:p>
      <text:p text:style-name="P5"><text:span text:style-name="T2">Ans. <text:s/>Refer to Q1.java</text:span><text:line-break/></text:p>
      <text:p text:style-name="P8">2. WAP to sorting string without using string Methods?.<text:line-break/><text:span text:style-name="T3">Ans. (Scratch.java)</text:span></text:p>
      <text:p text:style-name="P4">class Scratch {</text:p>
      <text:p text:style-name="P4"/>
      <text:p text:style-name="P4"><text:s text:c="4"/>static void sortString(String str)</text:p>
      <text:p text:style-name="P4"><text:s text:c="4"/>{</text:p>
      <text:p text:style-name="P4"><text:s text:c="8"/>System.out.println("Original string is : " + str);</text:p>
      <text:p text:style-name="P4"><text:s text:c="8"/>char ch[] = str.toCharArray();</text:p>
      <text:p text:style-name="P4"><text:s text:c="8"/>for(int i = 0 ; i &lt; ch.length ; i++)</text:p>
      <text:p text:style-name="P4"><text:s text:c="8"/>{</text:p>
      <text:p text:style-name="P4"><text:s text:c="12"/>for(int j = i+1 ; j &lt; ch.length ; j++)</text:p>
      <text:p text:style-name="P4"><text:s text:c="12"/>{</text:p>
      <text:p text:style-name="P4"><text:s text:c="16"/>if(ch[i] &gt; ch[j])</text:p>
      <text:p text:style-name="P4"><text:s text:c="16"/>{</text:p>
      <text:p text:style-name="P4"><text:s text:c="20"/>char temp = ch[i];</text:p>
      <text:p text:style-name="P4"><text:s text:c="20"/>ch[i] = ch[j];</text:p>
      <text:p text:style-name="P4"><text:s text:c="20"/>ch[j] = temp;</text:p>
      <text:p text:style-name="P4"><text:s text:c="16"/>}</text:p>
      <text:p text:style-name="P4"><text:s text:c="12"/>}</text:p>
      <text:p text:style-name="P4"><text:s text:c="8"/>}</text:p>
      <text:p text:style-name="P4"><text:s text:c="8"/>System.out.println("Sorted string is : " + <text:s/>new String(ch));</text:p>
      <text:p text:style-name="P4"/>
      <text:p text:style-name="P4"><text:s text:c="4"/>}</text:p>
      <text:p text:style-name="P4"/>
      <text:p text:style-name="P4"><text:s text:c="4"/>public static void main(String[] args) {</text:p>
      <text:p text:style-name="P4"><text:s text:c="8"/>sortString("bdcagef");</text:p>
      <text:p text:style-name="P4"><text:s text:c="4"/>}</text:p>
      <text:p text:style-name="P4">}</text:p>
      <text:p text:style-name="P9">3. WAP to produce NoClassDefFoundError and ClassNotFoundException exception.<text:line-break/><text:span text:style-name="T3">Ans. ( ExceptionEx.java)</text:span></text:p>
      <text:p text:style-name="P4">public class ExceptionEx {</text:p>
      <text:p text:style-name="P4"/>
      <text:p text:style-name="P4"><text:s text:c="4"/>private void noClassDefFound()</text:p>
      <text:p text:style-name="P4"><text:s text:c="4"/>{</text:p>
      <text:p text:style-name="P4"><text:s text:c="8"/>throw new NoClassDefFoundError();</text:p>
      <text:p text:style-name="P4"><text:s text:c="4"/>}</text:p>
      <text:p text:style-name="P4"/>
      <text:p text:style-name="P4"><text:s text:c="4"/>private void classNotFound()throws ClassNotFoundException</text:p>
      <text:p text:style-name="P4"><text:s text:c="4"/>{</text:p>
      <text:p text:style-name="P4"><text:s text:c="8"/>throw new ClassNotFoundException();</text:p>
      <text:p text:style-name="P4"><text:s text:c="4"/>}</text:p>
      <text:p text:style-name="P4"/>
      <text:p text:style-name="P4"><text:s text:c="4"/>public static void main(String args[])</text:p>
      <text:p text:style-name="P4"><text:s text:c="4"/>{</text:p>
      <text:p text:style-name="P4"><text:s text:c="8"/>ExceptionEx ex = new ExceptionEx();</text:p>
      <text:p text:style-name="P4"/>
      <text:p text:style-name="P4"><text:s text:c="8"/>//produce a NoClassDefFoundError</text:p>
      <text:p text:style-name="P4"><text:s text:c="8"/>ex.noClassDefFound();</text:p>
      <text:p text:style-name="P4"/>
      <text:p text:style-name="P4"><text:s text:c="8"/>try</text:p>
      <text:p text:style-name="P4"><text:s text:c="8"/>{</text:p>
      <text:p text:style-name="P4"><text:s text:c="12"/>ex.classNotFound();</text:p>
      <text:p text:style-name="P4"><text:s text:c="8"/>}</text:p>
      <text:p text:style-name="P4"><text:s text:c="8"/>catch(ClassNotFoundException exc)</text:p>
      <text:p text:style-name="P4"><text:s text:c="8"/>{</text:p>
      <text:p text:style-name="P4"><text:s text:c="12"/>System.out.println(exc);</text:p>
      <text:p text:style-name="P4"><text:s text:c="8"/>}</text:p>
      <text:p text:style-name="P4"><text:s text:c="4"/>}</text:p>
      <text:p text:style-name="P4">}</text:p>
      <text:p text:style-name="P10">4. WAP to create singleton class.<text:line-break/><text:span text:style-name="T3">Ans. (SingletonEx.java)</text:span></text:p>
      <text:p text:style-name="P4">public class SingletonEx {</text:p>
      <text:p text:style-name="P4"/>
      <text:p text:style-name="P4"><text:s text:c="4"/>public static void main(String args[])</text:p>
      <text:p text:style-name="P4"><text:s text:c="4"/>{</text:p>
      <text:p text:style-name="P4"><text:s text:c="8"/>Singleton obj = Singleton.getObject();</text:p>
      <text:p text:style-name="P4"><text:s text:c="4"/>}</text:p>
      <text:p text:style-name="P4">}</text:p>
      <text:p text:style-name="P4">class Singleton {</text:p>
      <text:p text:style-name="P4"/>
      <text:p text:style-name="P4"><text:s text:c="4"/>static Singleton obj = new Singleton();</text:p>
      <text:p text:style-name="P4"/>
      <text:p text:style-name="P4"><text:s text:c="4"/>private Singleton(){</text:p>
      <text:p text:style-name="P4"><text:s text:c="8"/>System.out.println("Default private constructor");</text:p>
      <text:p text:style-name="P4"><text:s text:c="4"/>}</text:p>
      <text:p text:style-name="P4"/>
      <text:p text:style-name="P4"><text:s text:c="4"/>public static Singleton getObject(){</text:p>
      <text:p text:style-name="P4"><text:s text:c="8"/>return obj;</text:p>
      <text:p text:style-name="P4"><text:s text:c="4"/>}</text:p>
      <text:p text:style-name="P4">}</text:p>
      <text:p text:style-name="P8">5. WAP to show object cloning in java using cloneable and copy constructor both.<text:line-break/><text:span text:style-name="T3">Ans. Refer to CloneEx.java</text:span></text:p>
      <text:p text:style-name="P8">6. WAP showing try, multi-catch and finally blocks.<text:line-break/><text:span text:style-name="T3">Ans.</text:span></text:p>
      <text:p text:style-name="P4"/>
      <text:p text:style-name="P4">class TryCatchEx {</text:p>
      <text:p text:style-name="P4"><text:s text:c="4"/></text:p>
      <text:p text:style-name="P4"><text:s text:c="4"/>public static void main(String[] args) {</text:p>
      <text:p text:style-name="P4"><text:s text:c="8"/>try</text:p>
      <text:p text:style-name="P4"><text:s text:c="8"/>{</text:p>
      <text:p text:style-name="P4"><text:s text:c="12"/>int x = 10/0;</text:p>
      <text:p text:style-name="P4"><text:s text:c="8"/>}</text:p>
      <text:p text:style-name="P4"><text:s text:c="8"/>catch(ArithmeticException exc)</text:p>
      <text:p text:style-name="P4"><text:s text:c="8"/>{</text:p>
      <text:p text:style-name="P4"><text:s text:c="12"/>System.out.println("caught by arithmetic exception");</text:p>
      <text:p text:style-name="P4"><text:s text:c="8"/>}</text:p>
      <text:p text:style-name="P4"><text:s text:c="8"/>catch(Exception exc)</text:p>
      <text:p text:style-name="P4"><text:s text:c="8"/>{</text:p>
      <text:p text:style-name="P4"><text:s text:c="12"/>System.out.println("caught by exception");</text:p>
      <text:p text:style-name="P4"><text:s text:c="8"/>}</text:p>
      <text:p text:style-name="P4"><text:s text:c="8"/><text:span text:style-name="T4">finally{ System.out.println(“Finally block”); }</text:span></text:p>
      <text:p text:style-name="P4"><text:s text:c="4"/>}</text:p>
      <text:p text:style-name="P4">}</text:p>
      <text:p text:style-name="P4"/>
      <text:p text:style-name="P8">7. WAP to convert seconds into days, hours, minutes and seconds.<text:line-break/><text:span text:style-name="T3">Ans.</text:span></text:p>
      <text:p text:style-name="P4">class SecondsToDays {</text:p>
      <text:p text:style-name="P4"/>
      <text:p text:style-name="P4"><text:s text:c="4"/>public static void main(String[] args) {</text:p>
      <text:p text:style-name="P4"><text:tab/>int input=500000;</text:p>
      <text:p text:style-name="P4"><text:tab/>int numberOfDays, numberOfHours, numberOfMinutes, numberOfSeconds;</text:p>
      <text:p text:style-name="P4"/>
      <text:p text:style-name="P4"><text:tab/>numberOfDays = input / 86400;</text:p>
      <text:p text:style-name="P4"><text:tab/>numberOfHours = (input % 86400 ) / 3600 ;</text:p>
      <text:p text:style-name="P4"><text:tab/>numberOfMinutes = ((input % 86400 ) % 3600 ) / 60 ;</text:p>
      <text:p text:style-name="P4"><text:tab/>numberOfSeconds = ((input % 86400 ) % 3600 ) % 60 <text:s/>;</text:p>
      <text:p text:style-name="P4"/>
      <text:p text:style-name="P4"><text:tab/>System.out.println(numberOfDays + " days " + numberOfHours + " hours " + numberOfMinutes + " minutes " + numberOfSeconds + " seconds ");</text:p>
      <text:p text:style-name="P4"><text:s text:c="4"/>}</text:p>
      <text:p text:style-name="P4">}</text:p>
      <text:p text:style-name="P8">8. WAP to read words from the keyboard until the word done is entered. For each word except done, report whether its first character is equal   to  its last character. For the required loop, use a <text:line-break/>a)while statement <text:line-break/>b)do-while statement</text:p>
      <text:p text:style-name="P11">Ans. <text:s/>(Q8.java)</text:p>
      <text:p text:style-name="P4">import java.util.Scanner;</text:p>
      <text:p text:style-name="P4">class Q8 {</text:p>
      <text:p text:style-name="P4"/>
      <text:p text:style-name="P4"><text:s text:c="4"/>public static void main(String[] args) {</text:p>
      <text:p text:style-name="P4"><text:s text:c="8"/>Scanner sc = new Scanner(System.in);</text:p>
      <text:p text:style-name="P4"><text:s text:c="8"/>int count = 0, i = 0;</text:p>
      <text:p text:style-name="P4"><text:s text:c="8"/>String str[] = new String[100];</text:p>
      <text:p text:style-name="P4"><text:s text:c="8"/>while(true){</text:p>
      <text:p text:style-name="P4"><text:s text:c="12"/>str[count] = sc.nextLine();</text:p>
      <text:p text:style-name="P4"><text:s text:c="12"/>if(str[count].equals("done")){</text:p>
      <text:p text:style-name="P4"><text:s text:c="16"/>break;</text:p>
      <text:p text:style-name="P4"><text:s text:c="12"/>}</text:p>
      <text:p text:style-name="P4"><text:s text:c="12"/>count++;</text:p>
      <text:p text:style-name="P4"><text:s text:c="8"/>}</text:p>
      <text:p text:style-name="P4"/>
      <text:p text:style-name="P4"><text:s text:c="8"/>for(i = 0 ; i &lt;= count-1 ; i++)</text:p>
      <text:p text:style-name="P4"><text:s text:c="12"/>System.out.print(" " + str[i]);</text:p>
      <text:p text:style-name="P4"/>
      <text:p text:style-name="P4"><text:s text:c="8"/>for(i = 0 ; i &lt;= count-1 ; i++){</text:p>
      <text:p text:style-name="P4"><text:s text:c="12"/>if(str[i].charAt(0) == str[i].charAt(str[i].length()-1))</text:p>
      <text:p text:style-name="P4"><text:s text:c="16"/>System.out.println("\nFirst and last Character of word '" + str[i] + "' are same");</text:p>
      <text:p text:style-name="P4"><text:s text:c="8"/>}</text:p>
      <text:p text:style-name="P4"><text:s text:c="4"/>}</text:p>
      <text:p text:style-name="P4">}</text:p>
      <text:p text:style-name="P4"/>
      <text:p text:style-name="P8">9.  Design classes having attributes for furniture where there are wooden chairs and tables, metal chairs and tables. There are stress and fire tests for each products.</text:p>
      <text:p text:style-name="P11">Ans. <text:s/>(Refer to Q9.java)</text:p>
      <text:p text:style-name="P4"/>
      <text:p text:style-name="P8">10. Design classes having attributes and method(only skeleton) for a coffee shop. There are three different actors in our scenario and i have listed the different actions they do also below</text:p>
      <text:p text:style-name="P2">*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P2">*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2">* Barista<text:line-break/> - Gets the next order from the queue<text:line-break/> - Prepares the coffee<text:line-break/> - Places the coffee in the completed order queue<text:line-break/> - Places a notification that order for token is ready</text:p>
      <text:p text:style-name="P11">Ans.</text:p>
      <text:p text:style-name="P4"/>
      <text:p text:style-name="P6">(Refer to Q10.java)</text:p>
      <text:p text:style-name="P8">11. Convert the following code so that it uses nested while statements instead of for statements: <text:line-break/>    int s = 0; <text:line-break/>    int t = 1; <text:line-break/>    for (int i = 0; i &lt; 10; i++) <text:line-break/>    { <text:line-break/>    s = s + i; <text:line-break/>    for (int j = i; j &gt; 0; j−−) <text:line-break/>    { <text:line-break/>    t = t * (j - i); <text:line-break/>    } <text:line-break/>    s = s * t; <text:line-break/>    System.out.println("T is " + t); <text:line-break/>    } <text:line-break/>    System.out.println("S is " + s);</text:p>
      <text:p text:style-name="P4"><text:line-break/><text:span text:style-name="T3">Ans.</text:span></text:p>
      <text:p text:style-name="P4">class Scratch {</text:p>
      <text:p text:style-name="P4"/>
      <text:p text:style-name="P4"><text:s text:c="4"/>public static void main(String[] args) {</text:p>
      <text:p text:style-name="P4"><text:s text:c="8"/>int s = 0;</text:p>
      <text:p text:style-name="P4"><text:s text:c="8"/>int t = 1;</text:p>
      <text:p text:style-name="P4"><text:s text:c="8"/>int i = 0;</text:p>
      <text:p text:style-name="P4"><text:s text:c="8"/>while(i &lt; 10)</text:p>
      <text:p text:style-name="P4"><text:s text:c="8"/>{</text:p>
      <text:p text:style-name="P4"><text:s text:c="12"/>s = s + i;</text:p>
      <text:p text:style-name="P4"><text:s text:c="12"/>int j = i;</text:p>
      <text:p text:style-name="P4"><text:s text:c="12"/>while(j &gt; 0)</text:p>
      <text:p text:style-name="P4"><text:s text:c="12"/>{</text:p>
      <text:p text:style-name="P4"><text:s text:c="16"/>t = t * (j - i);</text:p>
      <text:p text:style-name="P4"><text:s text:c="16"/>j--;</text:p>
      <text:p text:style-name="P4"><text:s text:c="12"/>}</text:p>
      <text:p text:style-name="P4"><text:s text:c="12"/>s = s * t;</text:p>
      <text:p text:style-name="P4"><text:s text:c="12"/>System.out.println("T is " + t);</text:p>
      <text:p text:style-name="P4"><text:s text:c="12"/>i++;</text:p>
      <text:p text:style-name="P4"><text:s text:c="8"/>}</text:p>
      <text:p text:style-name="P4"><text:s text:c="8"/>System.out.println("S is " + s);</text:p>
      <text:p text:style-name="P4"><text:s text:c="4"/>}</text:p>
      <text:p text:style-name="P4">}</text:p>
      <text:p text:style-name="P8">12.What will be the  output on new Child(); ? <text:line-break/>    class Parent extends Grandparent {<text:line-break/>       <text:line-break/>        {<text:line-break/>        System.out.println("instance - parent");<text:line-break/>        }</text:p>
      <text:p text:style-name="P7">        <text:span text:style-name="T1">public Parent() {<text:line-break/>        System.out.println("constructor - parent");<text:line-break/>        }</text:span></text:p>
      <text:p text:style-name="P7">        <text:span text:style-name="T1">static {<text:line-break/>        System.out.println("static - parent");<text:line-break/>        }<text:line-break/>    }</text:span></text:p>
      <text:p text:style-name="P7">    <text:span text:style-name="T1">class Grandparent {<text:line-break/>      <text:line-break/>        static {<text:line-break/>        System.out.println("static - grandparent");<text:line-break/>        }</text:span></text:p>
      <text:p text:style-name="P7">        <text:span text:style-name="T1">{<text:line-break/>        System.out.println("instance - grandparent");<text:line-break/>        }</text:span></text:p>
      <text:p text:style-name="P7">        <text:span text:style-name="T1">public Grandparent() {<text:line-break/>        System.out.println("constructor - grandparent");<text:line-break/>        }<text:line-break/>    }</text:span></text:p>
      <text:p text:style-name="P7">    <text:span text:style-name="T1">class Child extends Parent {</text:span></text:p>
      <text:p text:style-name="P7">        <text:span text:style-name="T1">public Child() {<text:line-break/>        System.out.println("constructor - child");<text:line-break/>        }</text:span></text:p>
      <text:p text:style-name="P7">        <text:span text:style-name="T1">static {<text:line-break/>        System.out.println("static - child");<text:line-break/>        }</text:span></text:p>
      <text:p text:style-name="P7">        <text:span text:style-name="T1">{<text:line-break/>        System.out.println("instance - child");<text:line-break/>        }<text:line-break/>    }</text:span></text:p>
      <text:p text:style-name="P11">Ans.</text:p>
      <text:p text:style-name="P4">Output will be : </text:p>
      <text:p text:style-name="P4"/>
      <text:p text:style-name="P4">static - grandparent</text:p>
      <text:p text:style-name="P4">static - parent</text:p>
      <text:p text:style-name="P4">static - child</text:p>
      <text:p text:style-name="P4"><text:soft-page-break/>instance - grandparent</text:p>
      <text:p text:style-name="P4">constructor - grandparent</text:p>
      <text:p text:style-name="P4">instance - parent</text:p>
      <text:p text:style-name="P4">constructor - parent</text:p>
      <text:p text:style-name="P4">instance - child</text:p>
      <text:p text:style-name="P4">constructor - child</text:p>
      <text:p text:style-name="P8">Q13. Create a custom exception that do not have any stack trace.</text:p>
      <text:p text:style-name="P1">Ans.</text:p>
      <text:p text:style-name="P1"/>
      <text:p text:style-name="P1">/**</text:p>
      <text:p text:style-name="P1"><text:s/>* Question 13: Custom exception that does not have any stack trace</text:p>
      <text:p text:style-name="P1"><text:s/>*/</text:p>
      <text:p text:style-name="P1"/>
      <text:p text:style-name="P1">class CustomException extends Exception {</text:p>
      <text:p text:style-name="P1"><text:s text:c="4"/>String message;</text:p>
      <text:p text:style-name="P1"><text:s text:c="4"/></text:p>
      <text:p text:style-name="P1"><text:s text:c="4"/>CustomException(String message) {</text:p>
      <text:p text:style-name="P1"><text:s text:c="8"/>super(message);</text:p>
      <text:p text:style-name="P1"><text:s text:c="4"/>}</text:p>
      <text:p text:style-name="P1"><text:s text:c="4"/></text:p>
      <text:p text:style-name="P1"><text:s text:c="4"/>@Override</text:p>
      <text:p text:style-name="P1"><text:s text:c="4"/>public synchronized Throwable fillInStackTrace() {</text:p>
      <text:p text:style-name="P1"><text:s text:c="8"/>return this;</text:p>
      <text:p text:style-name="P1"><text:s text:c="4"/>}</text:p>
      <text:p text:style-name="P1">}</text:p>
      <text:p text:style-name="P1"/>
      <text:p text:style-name="P1">public class CustomExceptionTest {</text:p>
      <text:p text:style-name="P1"><text:s text:c="4"/>public static void main(String[] args) {</text:p>
      <text:p text:style-name="P1"><text:s text:c="8"/>try {</text:p>
      <text:p text:style-name="P1"><text:s text:c="12"/>throw new CustomException("This is a custom exception");</text:p>
      <text:p text:style-name="P1"><text:s text:c="8"/>}</text:p>
      <text:p text:style-name="P1"><text:tab/> catch (Exception e) {</text:p>
      <text:p text:style-name="P1"><text:s text:c="12"/>System.out.println(e.getMessage());</text:p>
      <text:p text:style-name="P1"><text:s text:c="12"/>e.printStackTrace();</text:p>
      <text:p text:style-name="P1"><text:s text:c="8"/>} </text:p>
      <text:p text:style-name="P1"><text:tab/>finally {</text:p>
      <text:p text:style-name="P1"><text:s text:c="12"/>System.out.println("Finally handled CustomException");</text:p>
      <text:p text:style-name="P1"><text:s text:c="8"/>}</text:p>
      <text:p text:style-name="P1"><text:s text:c="4"/>}</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6:43:18.043460293</meta:creation-date>
    <dc:date>2019-02-23T17:14:49.061430052</dc:date>
    <meta:editing-duration>PT11M30S</meta:editing-duration>
    <meta:editing-cycles>16</meta:editing-cycles>
    <meta:generator>LibreOffice/6.0.7.3$Linux_X86_64 LibreOffice_project/00m0$Build-3</meta:generator>
    <meta:document-statistic meta:table-count="0" meta:image-count="0" meta:object-count="0" meta:page-count="14" meta:paragraph-count="205" meta:word-count="1079" meta:character-count="7947" meta:non-whitespace-character-count="5636"/>
  </office:meta>
</office:document-meta>
</file>